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B0A94AF09C51A1041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7.8744in" svg:height="4.9209in" draw:z-index="0"><draw:image xlink:href="Pictures/1000020100000780000004B0A94AF09C51A10418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7T16:33:05.596278052</meta:creation-date>
    <dc:date>2019-03-07T16:36:19.478670896</dc:date>
    <meta:editing-duration>PT3M1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